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Versions/Version1"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Historique" style:family="table">
      <style:table-properties style:width="17cm" table:align="margins"/>
    </style:style>
    <style:style style:name="Historique.A" style:family="table-column">
      <style:table-column-properties style:column-width="2.54cm" style:rel-column-width="9791*"/>
    </style:style>
    <style:style style:name="Historique.B" style:family="table-column">
      <style:table-column-properties style:column-width="2.304cm" style:rel-column-width="8880*"/>
    </style:style>
    <style:style style:name="Historique.C" style:family="table-column">
      <style:table-column-properties style:column-width="3.918cm" style:rel-column-width="15102*"/>
    </style:style>
    <style:style style:name="Historique.D" style:family="table-column">
      <style:table-column-properties style:column-width="8.239cm" style:rel-column-width="31762*"/>
    </style:style>
    <style:style style:name="Historique.A1" style:family="table-cell">
      <style:table-cell-properties style:vertical-align="" fo:background-color="#cc9966" fo:padding="0.097cm" fo:border-left="0.05pt solid #000000" fo:border-right="none" fo:border-top="0.05pt solid #000000" fo:border-bottom="0.05pt solid #000000">
        <style:background-image/>
      </style:table-cell-properties>
    </style:style>
    <style:style style:name="Historique.B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C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9966"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Historique.A3" style:family="table-cell">
      <style:table-cell-properties fo:padding="0.097cm" fo:border-left="0.05pt solid #000000" fo:border-right="none" fo:border-top="none" fo:border-bottom="0.05pt solid #000000"/>
    </style:style>
    <style:style style:name="Historique.B3" style:family="table-cell">
      <style:table-cell-properties fo:padding="0.097cm" fo:border-left="0.05pt solid #000000" fo:border-right="none" fo:border-top="none" fo:border-bottom="0.05pt solid #000000"/>
    </style:style>
    <style:style style:name="Historique.C3" style:family="table-cell">
      <style:table-cell-properties fo:padding="0.097cm" fo:border-left="0.05pt solid #000000" fo:border-right="none" fo:border-top="none" fo:border-bottom="0.05pt solid #000000"/>
    </style:style>
    <style:style style:name="Historique.D3" style:family="table-cell">
      <style:table-cell-properties fo:padding="0.097cm" fo:border-left="0.05pt solid #000000" fo:border-right="0.05pt solid #000000" fo:border-top="none" fo:border-bottom="0.05pt solid #000000"/>
    </style:style>
    <style:style style:name="Historique.A4" style:family="table-cell">
      <style:table-cell-properties fo:padding="0.097cm" fo:border-left="0.05pt solid #000000" fo:border-right="none" fo:border-top="none" fo:border-bottom="0.05pt solid #000000"/>
    </style:style>
    <style:style style:name="Historique.B4" style:family="table-cell">
      <style:table-cell-properties fo:padding="0.097cm" fo:border-left="0.05pt solid #000000" fo:border-right="none" fo:border-top="none" fo:border-bottom="0.05pt solid #000000"/>
    </style:style>
    <style:style style:name="Historique.C4" style:family="table-cell">
      <style:table-cell-properties fo:padding="0.097cm" fo:border-left="0.05pt solid #000000" fo:border-right="none" fo:border-top="none" fo:border-bottom="0.05pt solid #000000"/>
    </style:style>
    <style:style style:name="Historique.D4"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1pt" officeooo:rsid="00079fac" officeooo:paragraph-rsid="00165c52" style:font-size-asian="11pt" style:font-size-complex="11pt"/>
    </style:style>
    <style:style style:name="P2" style:family="paragraph" style:parent-style-name="Table_20_Contents">
      <style:text-properties fo:font-size="11pt" officeooo:rsid="00179d6f" officeooo:paragraph-rsid="00179d6f" style:font-size-asian="11pt" style:font-size-complex="11pt"/>
    </style:style>
    <style:style style:name="P3" style:family="paragraph" style:parent-style-name="Table_20_Contents">
      <style:paragraph-properties fo:background-color="#ffccff">
        <style:background-image/>
      </style:paragraph-properties>
      <style:text-properties fo:font-size="11pt" officeooo:rsid="00079fac" officeooo:paragraph-rsid="00165c52" style:font-size-asian="11pt" style:font-size-complex="11pt"/>
    </style:style>
    <style:style style:name="P4" style:family="paragraph" style:parent-style-name="Table_20_Heading">
      <style:text-properties fo:font-size="11pt" officeooo:rsid="00079fac" officeooo:paragraph-rsid="00165c52" style:font-size-asian="11pt" style:font-size-complex="11pt"/>
    </style:style>
    <style:style style:name="P5" style:family="paragraph" style:parent-style-name="Standard">
      <style:text-properties officeooo:paragraph-rsid="00165c52"/>
    </style:style>
    <style:style style:name="P6" style:family="paragraph" style:parent-style-name="Standard">
      <style:paragraph-properties fo:text-align="center" style:justify-single-word="false"/>
      <style:text-properties fo:font-style="italic" officeooo:rsid="00165c52" officeooo:paragraph-rsid="00165c52" style:font-style-asian="italic" style:font-style-complex="italic"/>
    </style:style>
    <style:style style:name="P7" style:family="paragraph" style:parent-style-name="Standard">
      <style:text-properties officeooo:rsid="001df0c9" officeooo:paragraph-rsid="00165c52"/>
    </style:style>
    <style:style style:name="P8" style:family="paragraph" style:parent-style-name="Text_20_body">
      <style:text-properties officeooo:paragraph-rsid="00165c52"/>
    </style:style>
    <style:style style:name="P9" style:family="paragraph" style:parent-style-name="Text_20_body">
      <style:text-properties officeooo:paragraph-rsid="00173988"/>
    </style:style>
    <style:style style:name="P10" style:family="paragraph" style:parent-style-name="Contents_20_Heading">
      <style:paragraph-properties fo:break-before="page"/>
    </style:style>
    <style:style style:name="P11" style:family="paragraph" style:parent-style-name="Table_20_Contents">
      <style:text-properties fo:font-size="11pt" officeooo:rsid="001d3806" officeooo:paragraph-rsid="001d3806" style:font-size-asian="11pt" style:font-size-complex="11pt"/>
    </style:style>
    <style:style style:name="P12" style:family="paragraph" style:parent-style-name="Table_20_Contents">
      <style:paragraph-properties fo:background-color="#ffccff">
        <style:background-image/>
      </style:paragraph-properties>
      <style:text-properties fo:font-size="11pt" officeooo:rsid="00079fac" officeooo:paragraph-rsid="00165c52" style:font-size-asian="11pt" style:font-size-complex="11pt"/>
    </style:style>
    <style:style style:name="P13" style:family="paragraph" style:parent-style-name="Heading_20_1">
      <style:paragraph-properties fo:break-before="page"/>
      <style:text-properties officeooo:rsid="00165c52" officeooo:paragraph-rsid="00165c52"/>
    </style:style>
    <style:style style:name="P14" style:family="paragraph" style:parent-style-name="Heading_20_3">
      <style:text-properties officeooo:rsid="00165c52" officeooo:paragraph-rsid="00165c52"/>
    </style:style>
    <style:style style:name="P15" style:family="paragraph" style:parent-style-name="Heading_20_2">
      <style:text-properties officeooo:paragraph-rsid="00165c52"/>
    </style:style>
    <style:style style:name="P16" style:family="paragraph" style:parent-style-name="Heading_20_2">
      <style:text-properties officeooo:rsid="00165c52" officeooo:paragraph-rsid="00165c52"/>
    </style:style>
    <style:style style:name="P17" style:family="paragraph" style:parent-style-name="Text_20_body">
      <style:text-properties officeooo:rsid="001d3806" officeooo:paragraph-rsid="001d3806"/>
    </style:style>
    <style:style style:name="P18" style:family="paragraph" style:parent-style-name="Text_20_body">
      <style:text-properties officeooo:rsid="001fc2f2" officeooo:paragraph-rsid="001fc2f2"/>
    </style:style>
    <style:style style:name="T1" style:family="text">
      <style:text-properties officeooo:rsid="00165c52"/>
    </style:style>
    <style:style style:name="T2" style:family="text">
      <style:text-properties officeooo:rsid="001df0c9"/>
    </style:style>
    <style:style style:name="T3" style:family="text">
      <style:text-properties officeooo:rsid="001e08a1"/>
    </style:style>
    <style:style style:name="T4" style:family="text">
      <style:text-properties officeooo:rsid="001eb91e"/>
    </style:style>
    <style:style style:name="T5" style:family="text">
      <style:text-properties officeooo:rsid="0016909a"/>
    </style:style>
    <style:style style:name="T6" style:family="text">
      <style:text-properties officeooo:rsid="0016afaf"/>
    </style:style>
    <style:style style:name="T7" style:family="text">
      <style:text-properties officeooo:rsid="00173988"/>
    </style:style>
    <style:style style:name="T8" style:family="text">
      <style:text-properties officeooo:rsid="00179d6f"/>
    </style:style>
    <style:style style:name="T9" style:family="text">
      <style:text-properties officeooo:rsid="00180b13"/>
    </style:style>
    <style:style style:name="T10" style:family="text">
      <style:text-properties officeooo:rsid="00185df8"/>
    </style:style>
    <style:style style:name="T11" style:family="text">
      <style:text-properties officeooo:rsid="001d3806"/>
    </style:style>
    <style:style style:name="T12" style:family="text">
      <style:text-properties officeooo:rsid="001ed191"/>
    </style:style>
    <style:style style:name="T13" style:family="text">
      <style:text-properties officeooo:rsid="001fc2f2"/>
    </style:style>
    <style:style style:name="T14" style:family="text">
      <style:text-properties officeooo:rsid="0020d83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PAGE DE GARD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index-body>
      </text:table-of-content>
      <text:p text:style-name="Standard"/>
      <text:h text:style-name="P13" text:outline-level="1">Historique des modifications</text:h>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4">Version</text:p>
            </table:table-cell>
            <table:table-cell table:style-name="Historique.B1" office:value-type="string">
              <text:p text:style-name="P4">Date</text:p>
            </table:table-cell>
            <table:table-cell table:style-name="Historique.C1" office:value-type="string">
              <text:p text:style-name="P4">Auteur</text:p>
            </table:table-cell>
            <table:table-cell table:style-name="Historique.D1" office:value-type="string">
              <text:p text:style-name="P4">Modifications du document</text:p>
            </table:table-cell>
          </table:table-row>
        </table:table-header-rows>
        <table:table-row>
          <table:table-cell table:style-name="Historique.A2" office:value-type="string">
            <text:p text:style-name="P3">Etape 1</text:p>
          </table:table-cell>
          <table:table-cell table:style-name="Historique.B2" office:value-type="string">
            <text:p text:style-name="P1">1<text:span text:style-name="T8">2</text:span>/04/2014</text:p>
          </table:table-cell>
          <table:table-cell table:style-name="Historique.C2" office:value-type="string">
            <text:p text:style-name="P1">Clément GHNASSIA</text:p>
          </table:table-cell>
          <table:table-cell table:style-name="Historique.D2" office:value-type="string">
            <text:p text:style-name="P1">Création du document</text:p>
          </table:table-cell>
        </table:table-row>
        <table:table-row>
          <table:table-cell table:style-name="Historique.A3" office:value-type="string">
            <text:p text:style-name="P3"/>
          </table:table-cell>
          <table:table-cell table:style-name="Historique.B3" office:value-type="string">
            <text:p text:style-name="P2">13/04/2014</text:p>
          </table:table-cell>
          <table:table-cell table:style-name="Historique.C3" office:value-type="string">
            <text:p text:style-name="P2">Clément GHNASSIA</text:p>
          </table:table-cell>
          <table:table-cell table:style-name="Historique.D3" office:value-type="string">
            <text:p text:style-name="P2">Ajout de<text:span text:style-name="T11">s</text:span> partie Acteur<text:span text:style-name="T11">s</text:span> et Contexte du projet</text:p>
          </table:table-cell>
        </table:table-row>
        <table:table-row>
          <table:table-cell table:style-name="Historique.A4" office:value-type="string">
            <text:p text:style-name="P3"/>
          </table:table-cell>
          <table:table-cell table:style-name="Historique.B4" office:value-type="string">
            <text:p text:style-name="P11">14/04/2014</text:p>
          </table:table-cell>
          <table:table-cell table:style-name="Historique.C4" office:value-type="string">
            <text:p text:style-name="P11">Clément GHNASSIA</text:p>
          </table:table-cell>
          <table:table-cell table:style-name="Historique.D4" office:value-type="string">
            <text:p text:style-name="P11">Ajour des parties Périmètre et Extensions possibles</text:p>
          </table:table-cell>
        </table:table-row>
      </table:table>
      <text:p text:style-name="P5"/>
      <text:h text:style-name="P13" text:outline-level="1">Description du sujet</text:h>
      <text:h text:style-name="P16" text:outline-level="2">Contexte du projet</text:h>
      <text:p text:style-name="P8"><text:tab/><text:span text:style-name="T6">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span></text:p>
      <text:p text:style-name="P9"><text:tab/><text:span text:style-name="T7">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à travers le monde et plus de 12 millions de spectateurs sur les bords des routes.</text:span></text:p>
      <text:p text:style-name="P8"><text:tab/><text:span text:style-name="T7">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span></text:p>
      <text:h text:style-name="Heading_20_2" text:outline-level="2">Domaine étudié</text:h>
      <text:p text:style-name="Text_20_body"><text:tab/><text:span text:style-name="T9">Comme le lecteur peut s'en douter, le domaine associé au projet est le monde cycliste professionnel, et plus particulièrement le tour de France. Bien que cette course par étapes soit connue de beaucoup, toutes les règles et le fonctionnement détaillé de cet événement peut paraître flou pour certains. Cette section a pour objectif d'expliquer le fonctionnement d'une course indépendamment du système, afin que le lecteur comprenne les choix de modélisation et d'implémentations qui ont été décidés ainsi que les problématiques associées à l'outil.</text:span></text:p>
      <text:p text:style-name="Text_20_body"><text:tab/><text:span text:style-name="T9">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span></text:p>
      <text:p text:style-name="Text_20_body"><text:tab/><text:span text:style-name="T10">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span></text:p>
      <text:p text:style-name="Text_20_body"><text:tab/><text:span text:style-name="T10">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span></text:p>
      <text:p text:style-name="Text_20_body"><text:tab/><text:span text:style-name="T10">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span></text:p>
      <text:h text:style-name="Heading_20_2" text:outline-level="2"><text:soft-page-break/>Fonctionnement du système</text:h>
      <text:h text:style-name="P15" text:outline-level="2">Acteurs</text:h>
      <text:h text:style-name="P14" text:outline-level="3">Le commissaire de course</text:h>
      <text:p text:style-name="P7"><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P8"><text:tab/><text:span text:style-name="T2">A priori, le commissaire n'a la possibilité d'éditer les données que lorsque la course est encore en cours, c'est à dire qu'il ne peut pas agir de façon rétroactive, à moins qu'un événement majeur change les résultats d'une course étant déjà terminée.</text:span></text:p>
      <text:h text:style-name="P14" text:outline-level="3">Les commissaires de point de passage</text:h>
      <text:p text:style-name="P8"><text:tab/><text:span text:style-name="T3">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span></text:p>
      <text:p text:style-name="P8"><text:tab/><text:span text:style-name="T4">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span></text:p>
      <text:h text:style-name="P14" text:outline-level="3">Les journalistes</text:h>
      <text:p text:style-name="P8"><text:tab/><text:span text:style-name="T1">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span></text:p>
      <text:p text:style-name="P8"><text:tab/><text:span text:style-name="T1">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span></text:p>
      <text:h text:style-name="P14" text:outline-level="3">Les spectateurs</text:h>
      <text:p text:style-name="P8"><text:tab/><text:span text:style-name="T1">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span></text:p>
      <text:p text:style-name="P8"><text:tab/><text:span text:style-name="T5">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text:span><text:soft-page-break/><text:span text:style-name="T5">été convenu que chacun était libre d’accéder aux informations à la source, c'est à dire les données présentes dans ce système.</text:span></text:p>
      <text:h text:style-name="Heading_20_2" text:outline-level="2">Flux</text:h>
      <text:h text:style-name="Heading_20_2" text:outline-level="2">Périmètre du système</text:h>
      <text:p text:style-name="P17"><text:tab/>Dans cette partie nous allons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7"><text:tab/>La première grande partie à considérer est liée <text:s/>à la gestion de la course. Elle est utilisée par les <text:span text:style-name="T12">organisateurs pour la création de la course et par</text:span> commissaires qui saisissent les résultats au sein du système. Bien évidemment, chaque type d'acteur aura des privilèges différents suivant ses responsabilités et des prérogatives dans le cadre de l'évènement. Chacun de ces utilisateur aura un niveau d'accès personnalisé, évitant ainsi certaines manipulations, entraînant des informations erronées ou non cohérentes</text:p>
      <text:p text:style-name="P17"><text:tab/>On considère une deuxième partie qui concernera la visualisation des différents détails de la course aux acteurs n'ayant accès au système uniquement dans un but informatif, et non à la gestion en tant que telle de la course. Ces utilisateurs sont des personnes étrangères à l '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h text:style-name="Heading_20_2" text:outline-level="2">Extensions possible</text:h>
      <text:p text:style-name="Text_20_body"><text:tab/><text:span text:style-name="T13">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span></text:p>
      <text:p text:style-name="Text_20_body"><text:tab/><text:span text:style-name="T13">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text:span></text:p>
      <text:p text:style-name="P18"><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text:span text:style-name="T14">les courses d'un jour par exe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15:00:19.667728000</meta:creation-date>
    <dc:date>2014-04-14T13:30:45.252099000</dc:date>
    <meta:editing-duration>PT4H59M29S</meta:editing-duration>
    <meta:editing-cycles>14</meta:editing-cycles>
    <meta:generator>LibreOffice/4.1.4.2$MacOSX_x86 LibreOffice_project/0a0440ccc0227ad9829de5f46be37cfb6edcf72</meta:generator>
    <meta:document-statistic meta:table-count="1" meta:image-count="0" meta:object-count="0" meta:page-count="6" meta:paragraph-count="51" meta:word-count="1642" meta:character-count="10332" meta:non-whitespace-character-count="8717"/>
  </office:meta>
</office:document-meta>
</file>

<file path=VersionList.xml><?xml version="1.0" encoding="utf-8"?>
<VL:version-list xmlns:dc="http://purl.org/dc/elements/1.1/" xmlns:VL="http://openoffice.org/2001/versions-list">
  <VL:version-entry VL:title="Version1" VL:comment="Clément GHNASSIA&#10;" VL:creator="" dc:date-time="2014-04-14T12:39:25"/>
</VL:version-list>
</file>